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echeance_5f_affilie_5f_Avis_5f_A" style:display-name="echeance_affilie_Avis_A" style:family="table">
      <style:table-properties style:width="17cm" table:align="left"/>
    </style:style>
    <style:style style:name="echeance_5f_affilie_5f_Avis_5f_A.A" style:display-name="echeance_affilie_Avis_A.A" style:family="table-column">
      <style:table-column-properties style:column-width="1.833cm"/>
    </style:style>
    <style:style style:name="echeance_5f_affilie_5f_Avis_5f_A.B" style:display-name="echeance_affilie_Avis_A.B" style:family="table-column">
      <style:table-column-properties style:column-width="15.168cm"/>
    </style:style>
    <style:style style:name="echeance_5f_affilie_5f_Avis_5f_A.1" style:display-name="echeance_affilie_Avis_A.1" style:family="table-row">
      <style:table-row-properties style:min-row-height="0.011cm"/>
    </style:style>
    <style:style style:name="echeance_5f_affilie_5f_Avis_5f_A.A1" style:display-name="echeance_affilie_Avis_A.A1" style:family="table-cell">
      <style:table-cell-properties fo:padding="0cm" fo:border="none"/>
    </style:style>
    <style:style style:name="P1" style:family="paragraph" style:parent-style-name="Text_20_body">
      <style:paragraph-properties fo:margin-top="0cm" fo:margin-bottom="0cm" fo:text-align="justify" style:justify-single-word="false" fo:orphans="0" fo:widows="0" fo:background-color="transparent" style:shadow="none">
        <style:background-image/>
      </style:paragraph-properties>
      <style:text-properties style:font-name="Arial1" fo:font-size="10pt" style:text-underline-style="none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margin-top="0cm" fo:margin-bottom="0cm" fo:text-align="start" style:justify-single-word="false" fo:orphans="0" fo:widows="0" fo:background-color="transparent" style:shadow="none">
        <style:background-image/>
      </style:paragraph-properties>
      <style:text-properties style:font-name="Arial1" fo:font-size="10pt" style:text-underline-style="none" fo:font-weight="normal" style:font-size-asian="10pt" style:font-weight-asian="normal" style:font-size-complex="10pt" style:font-weight-complex="normal"/>
    </style:style>
    <style:style style:name="T1" style:family="text">
      <style:text-properties fo:font-variant="normal" fo:text-transform="none" fo:color="#000000" fo:font-style="normal" fo:font-weight="normal" fo:background-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echeance_affilie_Avis_A" table:style-name="echeance_5f_affilie_5f_Avis_5f_A">
        <table:table-column table:style-name="echeance_5f_affilie_5f_Avis_5f_A.A"/>
        <table:table-column table:style-name="echeance_5f_affilie_5f_Avis_5f_A.B"/>
        <table:table-row table:style-name="echeance_5f_affilie_5f_Avis_5f_A.1">
          <table:table-cell table:style-name="echeance_5f_affilie_5f_Avis_5f_A.A1" office:value-type="string">
            <text:p text:style-name="Text_20_body_20_justified"><text:span text:style-name="T1">%{HEADER_ROWS:0}%%{RM_IF_NO_DATA:true,0}%</text:span>%{colonne}%%=col_copie_label=%</text:p>
          </table:table-cell>
          <table:table-cell table:style-name="echeance_5f_affilie_5f_Avis_5f_A.A1" office:value-type="string">
            <text:p text:style-name="Text_20_body_20_justified">%{colonne}%%=col_copie=%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Gill Sans MT_CCJU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9-05-12T09:54:01</meta:creation-date>
    <dc:date>2010-11-12T08:26:24</dc:date>
    <meta:editing-cycles>49</meta:editing-cycles>
    <meta:editing-duration>PT5H15M44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" meta:word-count="16" meta:character-count="95"/>
  </office:meta>
</office:document-meta>
</file>